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E000000A3F33FED911F1566FF.png" manifest:media-type="image/png"/>
  <manifest:file-entry manifest:full-path="Pictures/100000010000031D000000D528E7E4B1BA6D4D31.png" manifest:media-type="image/png"/>
  <manifest:file-entry manifest:full-path="Pictures/1000000100000186000000593E45E68270C19EB9.png" manifest:media-type="image/png"/>
  <manifest:file-entry manifest:full-path="Pictures/1000000100000352000000F040B8AC34A23198DC.png" manifest:media-type="image/png"/>
  <manifest:file-entry manifest:full-path="Pictures/100000010000015C000000993ECFE85429AAE466.png" manifest:media-type="image/png"/>
  <manifest:file-entry manifest:full-path="Pictures/10000001000003350000013DA1C1AE52FFB5D8AC.png" manifest:media-type="image/png"/>
  <manifest:file-entry manifest:full-path="Pictures/100000010000024B000000A0F71ADEA3A4A79957.png" manifest:media-type="image/png"/>
  <manifest:file-entry manifest:full-path="Pictures/10000001000000E70000006CD895BC5CA8932B68.png" manifest:media-type="image/png"/>
  <manifest:file-entry manifest:full-path="Pictures/10000001000001CE000000740790E462CD52F58C.png" manifest:media-type="image/png"/>
  <manifest:file-entry manifest:full-path="Pictures/100000010000035C00000142A61B53C1B31BBCD1.png" manifest:media-type="image/png"/>
  <manifest:file-entry manifest:full-path="Pictures/1000000100000181000000F0C4BF4E0A74E800A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3d67" officeooo:paragraph-rsid="001f3d67"/>
    </style:style>
    <style:style style:name="P2" style:family="paragraph" style:parent-style-name="Standard">
      <style:text-properties fo:color="#c9211e" loext:opacity="100%" officeooo:rsid="001f3d67" officeooo:paragraph-rsid="001f3d67"/>
    </style:style>
    <style:style style:name="P3" style:family="paragraph" style:parent-style-name="Standard">
      <style:text-properties fo:color="#c9211e" loext:opacity="100%" style:text-position="0% 100%" fo:font-size="12pt" officeooo:rsid="0021d115" officeooo:paragraph-rsid="0021d115" style:font-size-asian="12pt" style:font-size-complex="12pt"/>
    </style:style>
    <style:style style:name="P4" style:family="paragraph" style:parent-style-name="Standard">
      <style:text-properties fo:color="#c9211e" loext:opacity="100%" style:text-position="0% 100%" fo:font-size="12pt" officeooo:rsid="00236412" officeooo:paragraph-rsid="00236412" style:font-size-asian="12pt" style:font-size-complex="12pt"/>
    </style:style>
    <style:style style:name="P5" style:family="paragraph" style:parent-style-name="Standard">
      <style:text-properties fo:color="#c9211e" loext:opacity="100%" fo:font-size="15pt" officeooo:rsid="001f3d67" officeooo:paragraph-rsid="001f3d67" style:font-size-asian="13.1000003814697pt" style:font-size-complex="15pt"/>
    </style:style>
    <style:style style:name="P6" style:family="paragraph" style:parent-style-name="Standard">
      <style:text-properties fo:color="#c9211e" loext:opacity="100%" fo:font-size="15pt" officeooo:rsid="00248456" officeooo:paragraph-rsid="00248456" style:font-size-asian="13.1000003814697pt" style:font-size-complex="15pt"/>
    </style:style>
    <style:style style:name="P7" style:family="paragraph" style:parent-style-name="Standard">
      <style:text-properties fo:color="#c9211e" loext:opacity="100%" officeooo:rsid="00248456" officeooo:paragraph-rsid="00248456"/>
    </style:style>
    <style:style style:name="P8" style:family="paragraph" style:parent-style-name="Standard">
      <style:text-properties fo:color="#c9211e" loext:opacity="100%" officeooo:rsid="00314501" officeooo:paragraph-rsid="00314501"/>
    </style:style>
    <style:style style:name="P9" style:family="paragraph" style:parent-style-name="Standard">
      <style:text-properties fo:color="#000000" loext:opacity="100%" style:text-position="0% 100%" fo:font-size="12pt" officeooo:rsid="00236412" officeooo:paragraph-rsid="00236412" style:font-size-asian="12pt" style:font-size-complex="12pt"/>
    </style:style>
    <style:style style:name="P10" style:family="paragraph" style:parent-style-name="Standard">
      <style:text-properties fo:color="#000000" loext:opacity="100%" style:text-position="0% 100%" fo:font-size="12pt" officeooo:rsid="0028e874" officeooo:paragraph-rsid="0028e874" style:font-size-asian="12pt" style:font-size-complex="12pt"/>
    </style:style>
    <style:style style:name="P11" style:family="paragraph" style:parent-style-name="Standard">
      <style:text-properties fo:color="#000000" loext:opacity="100%" style:text-position="0% 100%" fo:font-size="12pt" officeooo:rsid="002a5b4f" officeooo:paragraph-rsid="002a5b4f" style:font-size-asian="12pt" style:font-size-complex="12pt"/>
    </style:style>
    <style:style style:name="P12" style:family="paragraph" style:parent-style-name="Standard">
      <style:text-properties fo:color="#000000" loext:opacity="100%" style:text-position="0% 100%" fo:font-size="12pt" officeooo:rsid="00296e2c" officeooo:paragraph-rsid="00296e2c" style:font-size-asian="12pt" style:font-size-complex="12pt"/>
    </style:style>
    <style:style style:name="P13" style:family="paragraph" style:parent-style-name="Standard">
      <style:text-properties fo:color="#000000" loext:opacity="100%" style:text-position="0% 100%" fo:font-size="12pt" officeooo:rsid="00314501" officeooo:paragraph-rsid="00314501" style:font-size-asian="12pt" style:font-size-complex="12pt"/>
    </style:style>
    <style:style style:name="P14" style:family="paragraph" style:parent-style-name="Standard">
      <style:text-properties fo:color="#000000" loext:opacity="100%" style:text-position="0% 100%" fo:font-size="12pt" officeooo:rsid="003198d1" officeooo:paragraph-rsid="003198d1" style:font-size-asian="12pt" style:font-size-complex="12pt"/>
    </style:style>
    <style:style style:name="P15" style:family="paragraph" style:parent-style-name="Standard">
      <style:text-properties fo:color="#000000" loext:opacity="100%" style:text-position="0% 100%" fo:font-size="12pt" officeooo:rsid="00341082" officeooo:paragraph-rsid="00341082" style:font-size-asian="12pt" style:font-size-complex="12pt"/>
    </style:style>
    <style:style style:name="P16" style:family="paragraph" style:parent-style-name="Standard">
      <style:text-properties fo:color="#000000" loext:opacity="100%" style:text-position="0% 100%" fo:font-size="12pt" officeooo:rsid="0035810b" officeooo:paragraph-rsid="0035810b" style:font-size-asian="12pt" style:font-size-complex="12pt"/>
    </style:style>
    <style:style style:name="P17" style:family="paragraph" style:parent-style-name="Standard">
      <style:text-properties fo:color="#000000" loext:opacity="100%" style:text-position="0% 100%" fo:font-size="12pt" officeooo:rsid="0037bb3c" officeooo:paragraph-rsid="0037bb3c" style:font-size-asian="12pt" style:font-size-complex="12pt"/>
    </style:style>
    <style:style style:name="P18" style:family="paragraph" style:parent-style-name="Standard">
      <style:text-properties fo:color="#000000" loext:opacity="100%" style:text-position="0% 100%" fo:font-size="12pt" officeooo:rsid="003885e8" officeooo:paragraph-rsid="003885e8" style:font-size-asian="12pt" style:font-size-complex="12pt"/>
    </style:style>
    <style:style style:name="P19" style:family="paragraph" style:parent-style-name="Standard">
      <style:text-properties fo:color="#000000" loext:opacity="100%" style:text-position="0% 100%" fo:font-size="12pt" officeooo:rsid="0039183b" officeooo:paragraph-rsid="0039183b" style:font-size-asian="12pt" style:font-size-complex="12pt"/>
    </style:style>
    <style:style style:name="P20" style:family="paragraph" style:parent-style-name="Standard">
      <style:text-properties fo:color="#000000" loext:opacity="100%" style:text-position="0% 100%" fo:font-size="12pt" officeooo:rsid="00395f8b" officeooo:paragraph-rsid="00395f8b" style:font-size-asian="12pt" style:font-size-complex="12pt"/>
    </style:style>
    <style:style style:name="P21" style:family="paragraph" style:parent-style-name="Standard">
      <style:text-properties fo:color="#000000" loext:opacity="100%" style:text-position="0% 100%" fo:font-size="12pt" officeooo:rsid="00289632" officeooo:paragraph-rsid="00289632" style:font-size-asian="10.5pt" style:font-size-complex="12pt"/>
    </style:style>
    <style:style style:name="P22" style:family="paragraph" style:parent-style-name="Standard">
      <style:text-properties fo:color="#ff0000" loext:opacity="100%" style:text-position="0% 100%" fo:font-size="12pt" officeooo:rsid="00236412" officeooo:paragraph-rsid="00236412" style:font-size-asian="12pt" style:font-size-complex="12pt"/>
    </style:style>
    <style:style style:name="P23" style:family="paragraph" style:parent-style-name="Standard">
      <style:text-properties fo:color="#ff0000" loext:opacity="100%" style:text-position="0% 100%" fo:font-size="12pt" officeooo:rsid="00289632" officeooo:paragraph-rsid="00289632" style:font-size-asian="12pt" style:font-size-complex="12pt"/>
    </style:style>
    <style:style style:name="P24" style:family="paragraph" style:parent-style-name="Standard">
      <style:text-properties fo:color="#ff0000" loext:opacity="100%" style:text-position="0% 100%" fo:font-size="12pt" officeooo:rsid="002a5b4f" officeooo:paragraph-rsid="002a5b4f" style:font-size-asian="12pt" style:font-size-complex="12pt"/>
    </style:style>
    <style:style style:name="P25" style:family="paragraph" style:parent-style-name="Standard">
      <style:text-properties fo:color="#ff0000" loext:opacity="100%" style:text-position="0% 100%" fo:font-size="12pt" officeooo:rsid="003198d1" officeooo:paragraph-rsid="003198d1" style:font-size-asian="12pt" style:font-size-complex="12pt"/>
    </style:style>
    <style:style style:name="P26" style:family="paragraph" style:parent-style-name="Standard">
      <style:text-properties fo:color="#000000" loext:opacity="100%" style:text-position="0% 100%" fo:font-size="12pt" officeooo:rsid="00395f8b" officeooo:paragraph-rsid="00395f8b" style:font-size-asian="12pt" style:font-size-complex="12pt"/>
    </style:style>
    <style:style style:name="P27" style:family="paragraph" style:parent-style-name="Standard">
      <style:text-properties fo:color="#000000" loext:opacity="100%" style:text-position="0% 100%" fo:font-size="12pt" officeooo:rsid="003b0398" officeooo:paragraph-rsid="003b0398" style:font-size-asian="12pt" style:font-size-complex="12pt"/>
    </style:style>
    <style:style style:name="P28" style:family="paragraph" style:parent-style-name="Standard">
      <style:text-properties fo:color="#000000" loext:opacity="100%" style:text-position="0% 100%" fo:font-size="12pt" officeooo:rsid="0037bb3c" officeooo:paragraph-rsid="0039183b" style:font-size-asian="12pt" style:font-size-complex="12pt"/>
    </style:style>
    <style:style style:name="T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3d67" style:font-weight-asian="bold" style:font-weight-complex="bold"/>
    </style:style>
    <style:style style:name="T4" style:family="text">
      <style:text-properties officeooo:rsid="0020ccbf"/>
    </style:style>
    <style:style style:name="T5" style:family="text">
      <style:text-properties officeooo:rsid="00223197"/>
    </style:style>
    <style:style style:name="T6" style:family="text">
      <style:text-properties officeooo:rsid="00326a2f"/>
    </style:style>
    <style:style style:name="T7" style:family="text">
      <style:text-properties officeooo:rsid="0035810b"/>
    </style:style>
    <style:style style:name="T8" style:family="text">
      <style:text-properties officeooo:rsid="0036d6d7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000000" loext:opacity="100%" style:text-position="0% 100%" fo:font-size="12pt" fo:font-weight="bold" officeooo:rsid="0036d6d7" style:font-size-asian="12pt" style:font-weight-asian="bold" style:font-size-complex="12pt" style:font-weight-complex="bold"/>
    </style:style>
    <style:style style:name="T11" style:family="text">
      <style:text-properties officeooo:rsid="003cceb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37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ppunti LASD 2024 </text:p>
      <text:p text:style-name="P5"/>
      <text:p text:style-name="P6"/>
      <text:p text:style-name="P7">CLASS DIAGRAM </text:p>
      <text:p text:style-name="P7"><draw:frame draw:style-name="fr4" draw:name="Immagine4" text:anchor-type="paragraph" svg:x="-0.032cm" svg:y="0.196cm" svg:width="10.186cm" svg:height="6.211cm" draw:z-index="3"><draw:image xlink:href="Pictures/1000000100000181000000F0C4BF4E0A74E800A9.png" xlink:type="simple" xlink:show="embed" xlink:actuate="onLoad" draw:mime-type="image/png"/></draw:frame></text:p>
      <text:p text:style-name="P7"/>
      <text:p text:style-name="P2">FUNZION<text:span text:style-name="T4">E</text:span> VIRTUALE , VIRTUALE PURA E CONCRETA</text:p>
      <text:p text:style-name="P2"/>
      <text:p text:style-name="Standard">Una <text:span text:style-name="T1">concrete function </text:span>è una funzione che ha un'implementazione definita, mentre una <text:span text:style-name="T2">funzione </text:span><text:span text:style-name="T3">virtuale</text:span> o <text:span text:style-name="T2">funzione virtuale</text:span> pura è una funzione che non ha un'implementazione definita nella classe in cui è dichiarata, ma che deve essere implementata nelle classi derivate.</text:p>
      <text:p text:style-name="P1">La funzione virtuale può anche avere un’implementazione di default all’interno di una classe base, ma può essere sovrascritta da una nuova implementazione nelle classi derivate.</text:p>
      <text:p text:style-name="P1"/>
      <text:p text:style-name="P1"><draw:frame draw:style-name="fr2" draw:name="Immagine3" text:anchor-type="paragraph" svg:width="17cm" svg:height="6.364cm" draw:z-index="2"><draw:image xlink:href="Pictures/100000010000035C00000142A61B53C1B31BBCD1.png" xlink:type="simple" xlink:show="embed" xlink:actuate="onLoad" draw:mime-type="image/png"/></draw:frame></text:p>
      <text:p text:style-name="P1"><draw:frame draw:style-name="fr1" draw:name="Immagine1" text:anchor-type="char" svg:x="0cm" svg:y="0.767cm" svg:width="17cm" svg:height="6.563cm" draw:z-index="0"><draw:image xlink:href="Pictures/10000001000003350000013DA1C1AE52FFB5D8AC.png" xlink:type="simple" xlink:show="embed" xlink:actuate="onLoad" draw:mime-type="image/png"/></draw:frame><text:tab/><text:tab/><text:tab/><text:tab/><text:tab/><text:tab/><text:tab/><text:tab/><text:tab/><text:tab/><text:tab/><text:tab/><text:tab/><draw:frame draw:style-name="fr1" draw:name="Immagine2" text:anchor-type="char" svg:x="0cm" svg:y="6.657cm" svg:width="17cm" svg:height="4.8cm" draw:z-index="1"><draw:image xlink:href="Pictures/1000000100000352000000F040B8AC34A23198DC.png" xlink:type="simple" xlink:show="embed" xlink:actuate="onLoad" draw:mime-type="image/png"/></draw:frame></text:p>
      <text:p text:style-name="P3"><text:soft-page-break/>R-VALUE E L-VAL<text:span text:style-name="T5">U</text:span>E</text:p>
      <text:p text:style-name="P3"/>
      <text:p text:style-name="P3"/>
      <text:p text:style-name="P3"/>
      <text:p text:style-name="P4">MAPPABLE CONTAINER</text:p>
      <text:p text:style-name="P4"/>
      <text:p text:style-name="P9">Contenitore di strutture dati <text:span text:style-name="T2">mappabili</text:span> , ossia che data una funzione , a tutti gli elementi della struttura è possibile applicare la funzione.</text:p>
      <text:p text:style-name="P9"><text:span text:style-name="T2">Esempi </text:span>di strutture mappabili sono : Array, Matrici, Liste, Alberi Binari di Ricerca.</text:p>
      <text:p text:style-name="P9"/>
      <text:p text:style-name="P9"><draw:frame draw:style-name="fr3" draw:name="Immagine7" text:anchor-type="char" svg:x="-0.046cm" svg:y="0.053cm" svg:width="10.319cm" svg:height="1.984cm" draw:z-index="6"><draw:image xlink:href="Pictures/1000000100000186000000593E45E68270C19EB9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Standard"><text:span text:style-name="T10">Map(MapFun) ; <text:s text:c="2"/>: <text:s text:c="2"/></text:span>La funzione <text:span text:style-name="T8">permette di</text:span> applicare una trasformazione specificata da una funzione fornita a ciascun elemento del contenitore mappabile e non modificare il contenitore stesso. Ad esempio, potrebbe applicare una funzione che raddoppia ogni elemento, o ne calcola il quadrato, o applica qualsiasi altra trasformazione specificata.</text:p>
      <text:p text:style-name="P9"/>
      <text:p text:style-name="P22">TRAVERSABLE CONTAINER </text:p>
      <text:p text:style-name="P22"/>
      <text:p text:style-name="P23">INLINE</text:p>
      <text:p text:style-name="P23"/>
      <text:p text:style-name="P10">Comunica al compilatore di copiare il corpo della funzione al posto di eseguire la chiamata a quella funzione.</text:p>
      <text:p text:style-name="P10">(è utile ad esempio quando una chiamata è semplicemente una chiamata ad altre funzioni).</text:p>
      <text:p text:style-name="P12">Non è possibile usare inline su funzioni ricorsive.</text:p>
      <text:p text:style-name="P14">Inline deve essere anteposto all’implement<text:span text:style-name="T6">azione effettiva della funzione, per leggibilità è possibile anche anteporla nella dichiarazione del prototipo (ai fini pratici è inutile).</text:span></text:p>
      <text:p text:style-name="P25"/>
      <text:p text:style-name="P23">FOLD</text:p>
      <text:p text:style-name="P23"/>
      <text:p text:style-name="P23"/>
      <text:p text:style-name="P24">LINEAR</text:p>
      <text:p text:style-name="P24"/>
      <text:p text:style-name="P24"/>
      <text:p text:style-name="P24"/>
      <text:p text:style-name="P24"/>
      <text:p text:style-name="P11"/>
      <text:p text:style-name="P11">const dopo virtual è riferito al dato Data: </text:p>
      <text:p text:style-name="Standard">virtual const Data&amp; operator[](ulong ) const = 0; </text:p>
      <text:p text:style-name="Standard">virtual Data&amp; operator[](ulong ) = 0;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<text:soft-page-break/>VECTOR </text:p>
      <text:p text:style-name="P8"><draw:frame draw:style-name="fr1" draw:name="Immagine5" text:anchor-type="char" svg:x="-0.019cm" svg:y="0.249cm" svg:width="12.224cm" svg:height="3.069cm" draw:z-index="4"><draw:image xlink:href="Pictures/10000001000001CE000000740790E462CD52F58C.png" xlink:type="simple" xlink:show="embed" xlink:actuate="onLoad" draw:mime-type="image/png"/></draw:frame></text:p>
      <text:p text:style-name="P8"/>
      <text:p text:style-name="P24"/>
      <text:p text:style-name="P23"/>
      <text:p text:style-name="P21"/>
      <text:p text:style-name="P22"/>
      <text:p text:style-name="P22"/>
      <text:p text:style-name="P22"/>
      <text:p text:style-name="P14"><text:span text:style-name="T2">Sintassi new allocazione vettore</text:span>: <text:s text:c="2"/>new &lt;tipo&gt;[&lt;dim&gt;];</text:p>
      <text:p text:style-name="P13">Le <text:span text:style-name="T2">parentesi {}</text:span> permettono di inizializzare gli elementi con i valori di default del tipo di dato che assumerà Data. <text:s text:c="2"/></text:p>
      <text:p text:style-name="P13"/>
      <text:p text:style-name="P15"><draw:frame draw:style-name="fr2" draw:name="Immagine6" text:anchor-type="char" svg:width="17cm" svg:height="4.542cm" draw:z-index="5"><draw:image xlink:href="Pictures/100000010000031D000000D528E7E4B1BA6D4D31.png" xlink:type="simple" xlink:show="embed" xlink:actuate="onLoad" draw:mime-type="image/png"/></draw:frame></text:p>
      <text:p text:style-name="P15"/>
      <text:p text:style-name="P15"><text:span text:style-name="T2">Vector(…);</text:span> <text:s text:c="2"/>: <text:s text:c="2"/>Richiamo il costruttore del vettore, alloco un vettore di dimensione uguale a quella del TraversableContainer, <text:span text:style-name="T7">prima di entrare nel corpo della funzione.</text:span></text:p>
      <text:p text:style-name="P15"/>
      <text:p text:style-name="P16">Con <text:span text:style-name="T2">Traverse</text:span> attraverso tutto il Container e per ogni elemento che visito applico la Lambda function che riceve in input il dato e lo assegna ad Elements di Vector.</text:p>
      <text:p text:style-name="P16"/>
      <text:p text:style-name="P16">Incremento l’indice.</text:p>
      <text:p text:style-name="P16"><draw:frame draw:style-name="fr1" draw:name="Immagine8" text:anchor-type="char" svg:x="0.06cm" svg:y="0.397cm" svg:width="13.917cm" svg:height="4.313cm" draw:z-index="7"><draw:image xlink:href="Pictures/100000010000020E000000A3F33FED911F1566FF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17">Inizializzo Elements del nuovo vettore in cui devo copiare vector.</text:p>
      <text:p text:style-name="P17"/>
      <text:p text:style-name="P19"><text:s/><text:span text:style-name="T2">std::copy()</text:span> <text:s/>: Copia gli elementi a partire dal primo parametro , fino ad arrivare al secondo parametro in input. La copia viene fatta nella destinazione rappresentata dal terzo parametro in input.Nel caso del nostro vettore vector. Elements è il puntatore alla prima locazione del vettore</text:p>
      <text:p text:style-name="P19">,mentre l’ultima locazione la otteniamo sommando size.</text:p>
      <text:p text:style-name="P19">Elements è la destinazione ,ossia gli elementi del nostro nuovo vettore allocato.</text:p>
      <text:p text:style-name="P19"/>
      <text:p text:style-name="P19"/>
      <text:p text:style-name="P28"/>
      <text:p text:style-name="P17"><draw:frame draw:style-name="fr1" draw:name="Immagine9" text:anchor-type="char" svg:x="-0.058cm" svg:y="0.222cm" svg:width="6.112cm" svg:height="2.858cm" draw:z-index="8"><draw:image xlink:href="Pictures/10000001000000E70000006CD895BC5CA8932B68.png" xlink:type="simple" xlink:show="embed" xlink:actuate="onLoad" draw:mime-type="image/png"/></draw:frame><text:soft-page-break/></text:p>
      <text:p text:style-name="P17"/>
      <text:p text:style-name="P16"/>
      <text:p text:style-name="P15"/>
      <text:p text:style-name="P15"/>
      <text:p text:style-name="P15"/>
      <text:p text:style-name="P15"/>
      <text:p text:style-name="P18"><text:span text:style-name="T2">Sintassi delete array:</text:span> <text:s text:c="3"/>delete[] &lt;nome_puntatore&gt; <text:s/><text:span text:style-name="T11">Dealloca la porzione di memoria puntata.</text:span></text:p>
      <text:p text:style-name="P18"/>
      <text:p text:style-name="P18"/>
      <text:p text:style-name="P18"><draw:frame draw:style-name="fr1" draw:name="Immagine10" text:anchor-type="char" svg:x="0.021cm" svg:y="0cm" svg:width="15.531cm" svg:height="4.233cm" draw:z-index="9"><draw:image xlink:href="Pictures/100000010000024B000000A0F71ADEA3A4A79957.png" xlink:type="simple" xlink:show="embed" xlink:actuate="onLoad" draw:mime-type="image/png"/></draw:frame></text:p>
      <text:p text:style-name="P20">Il <text:span text:style-name="T2">Copy Assignment </text:span><text:span text:style-name="T9">innanzitutto alloca una copia (tmp) di vector utilizzando il Copy Constructor.</text:span></text:p>
      <text:p text:style-name="P20"><text:span text:style-name="T9">Successivamente viene effettuato uno</text:span><text:span text:style-name="T2"> swap</text:span><text:span text:style-name="T9"> tra</text:span><text:span text:style-name="T2"> </text:span><text:span text:style-name="T9">il vettore temporaneo e il vettore su cui è stato chiamato l’operatore “=”.Per far riferimento a quest’ultimo vettore è stato usato</text:span><text:span text:style-name="T2"> this</text:span><text:span text:style-name="T9">.</text:span></text:p>
      <text:p text:style-name="P20"><text:span text:style-name="T9">Segue la deallocazione <text:s/>di tmp.</text:span><text:span text:style-name="T2"> </text:span></text:p>
      <text:p text:style-name="P20"><text:span text:style-name="T2"/></text:p>
      <text:p text:style-name="P20"><draw:frame draw:style-name="fr1" draw:name="Immagine11" text:anchor-type="char" svg:x="-0.072cm" svg:y="0cm" svg:width="9.208cm" svg:height="4.048cm" draw:z-index="10"><draw:image xlink:href="Pictures/100000010000015C000000993ECFE85429AAE466.png" xlink:type="simple" xlink:show="embed" xlink:actuate="onLoad" draw:mime-type="image/png"/></draw:frame><text:span text:style-name="T2"><text:tab/></text:span></text:p>
      <text:p text:style-name="P20"><text:span text:style-name="T2"/></text:p>
      <text:p text:style-name="P20"><text:span text:style-name="T2"/></text:p>
      <text:p text:style-name="P20"><text:span text:style-name="T2"/></text:p>
      <text:p text:style-name="P20"><text:span text:style-name="T2"/></text:p>
      <text:p text:style-name="P20"><text:span text:style-name="T2"/></text:p>
      <text:p text:style-name="P20"><text:span text:style-name="T2"/></text:p>
      <text:p text:style-name="P20"><text:span text:style-name="T2"/></text:p>
      <text:p text:style-name="P20"><text:span text:style-name="T2"/></text:p>
      <text:p text:style-name="P27"><text:span text:style-name="T2">Clear(): </text:span><text:span text:style-name="T9">-Deallocazione di Elements</text:span></text:p>
      <text:p text:style-name="P27"><text:span text:style-name="T9"><text:tab/> <text:s text:c="2"/>-Aggiornamento della size</text:span></text:p>
      <text:p text:style-name="P27"><text:span text:style-name="T9"><text:tab/> <text:s text:c="2"/>-Elements non punta più ad alcuna locazione. (E’ necessario poiché dopo aver deallocato, </text:span></text:p>
      <text:p text:style-name="P27"><text:span text:style-name="T9"><text:tab/> <text:s text:c="4"/>Elements punterebbe ancora ad una locazione di memoria deallocata (</text:span><text:span text:style-name="T2">Dangling Pointer</text:span><text:span text:style-name="T9">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9T16:53:33.167039593</meta:creation-date>
    <dc:date>2024-04-09T15:47:41.719109087</dc:date>
    <meta:editing-duration>PT3H40M52S</meta:editing-duration>
    <meta:editing-cycles>13</meta:editing-cycles>
    <meta:generator>LibreOffice/7.3.7.2$Linux_X86_64 LibreOffice_project/30$Build-2</meta:generator>
    <meta:document-statistic meta:table-count="0" meta:image-count="11" meta:object-count="0" meta:page-count="4" meta:paragraph-count="41" meta:word-count="501" meta:character-count="3423" meta:non-whitespace-character-count="2904"/>
  </office:meta>
</office:document-meta>
</file>